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ill Sans MT_CCJ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2pt" fo:language="zxx" fo:country="none" style:font-size-asian="12pt" style:language-asian="zxx" style:country-asian="none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Gill Sans MT_CCJU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fo:language="zxx" fo:country="none" style:font-size-asian="12pt" style:language-asian="zxx" style:country-asian="none"/>
    </style:style>
    <style:style style:name="P7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 style:master-page-name="Standard">
      <style:paragraph-properties style:page-number="auto"/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ourier New" style:font-weight-asian="bold" style:font-name-complex="Courier New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%#include </text:span><text:span text:style-name="T4">enTetesDecisionRFM</text:span><text:span text:style-name="T3">#%</text:span></text:p>
      <text:p text:style-name="P1"/>
      <text:p text:style-name="P4">%=RAPPEL=%</text:p>
      <text:p text:style-name="P1"/>
      <text:p text:style-name="P1"/>
      <text:p text:style-name="P5">%=OBJET=%</text:p>
      <text:p text:style-name="P2"/>
      <text:p text:style-name="P3"/>
      <text:p text:style-name="P3">%=TITRE=%</text:p>
      <text:p text:style-name="P8"/>
      <text:p text:style-name="P9">%=DATE_ENVOI=%</text:p>
      <text:p text:style-name="P9"/>
      <text:p text:style-name="P9">%=ATTENTE=%</text:p>
      <text:p text:style-name="P9"/>
      <text:p text:style-name="P9">%=DATE_RETOUR=%</text:p>
      <text:p text:style-name="P9"/>
      <text:p text:style-name="P9">%=REFUS=%</text:p>
      <text:p text:style-name="P9"/>
      <text:p text:style-name="P9">%=SALUTATIONS=%</text:p>
      <text:p text:style-name="P10"/>
      <text:p text:style-name="P6"/>
      <text:p text:style-name="P12"><text:tab/><text:span text:style-name="T1">%#</text:span><text:span text:style-name="T2">include <text:s/>signatureRFM</text:span><text:span text:style-name="T1">#%</text:span></text:p>
      <text:p text:style-name="P7"/>
      <text:p text:style-name="P7"/>
      <text:p text:style-name="P11"><text:span text:style-name="T5">%=ANNEXE=%</text:span> : %=MENTIONN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2-02-23T15:53:29</dc:date>
    <meta:print-date>2009-06-15T14:37:00</meta:print-date>
    <meta:editing-cycles>11</meta:editing-cycles>
    <meta:editing-duration>PT23H0M5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553504477</meta:user-defined>
    <meta:document-statistic meta:table-count="0" meta:image-count="0" meta:object-count="0" meta:page-count="1" meta:paragraph-count="11" meta:word-count="16" meta:character-count="174"/>
  </office:meta>
</office:document-meta>
</file>